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Fonts/Font_Libre_Bodoni_2.ttf" manifest:media-type="application/x-font-ttf"/>
  <manifest:file-entry manifest:full-path="Fonts/Font_Libre_Bodoni_1.ttf" manifest:media-type="application/x-font-ttf"/>
  <manifest:file-entry manifest:full-path="Fonts/Font_LM_Mono_Prop_10_1.ttf" manifest:media-type="application/x-font-ttf"/>
  <manifest:file-entry manifest:full-path="Fonts/Font_Libre_Franklin_Thin_2.ttf" manifest:media-type="application/x-font-ttf"/>
  <manifest:file-entry manifest:full-path="Fonts/Font_LM_Mono_Prop_10_2.ttf" manifest:media-type="application/x-font-ttf"/>
  <manifest:file-entry manifest:full-path="Fonts/Font_Comfortaa_1.ttf" manifest:media-type="application/x-font-ttf"/>
  <manifest:file-entry manifest:full-path="Fonts/Font_Libre_Franklin_Thin_1.ttf" manifest:media-type="application/x-font-ttf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ibre Franklin Thin1" svg:font-family="'Libre Franklin Thin'" style:font-adornments="Regular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fo:keep-together="always" fo:hyphenation-ladder-count="no-limit" fo:hyphenation-keep="page" loext:hyphenation-keep-type="always" loext:hyphenation-keep-line="false" style:page-number="auto"/>
      <style:text-properties fo:color="#000000" loext:opacity="100%" style:font-name="Comfortaa" fo:font-size="13pt" fo:language="en" fo:country="US" fo:font-weight="bold" style:font-size-asian="13pt" style:font-weight-asian="bold" style:font-name-complex="Times New Roman1" style:font-size-complex="13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" style:family="paragraph" style:parent-style-name="Standard">
      <style:paragraph-properties fo:text-align="center" style:justify-single-word="false" fo:hyphenation-ladder-count="no-limit" fo:hyphenation-keep="page" loext:hyphenation-keep-type="always" loext:hyphenation-keep-line="false"/>
      <style:text-properties fo:color="#000000" loext:opacity="100%" style:font-name="Libre Bodoni" fo:font-size="12pt" fo:language="en" fo:country="US" fo:font-weight="bold" style:font-size-asian="10.5pt" style:font-weight-asian="bold" style:font-name-complex="Times New Roman1" style:font-size-complex="12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" style:family="paragraph" style:parent-style-name="Standard">
      <style:paragraph-properties fo:text-align="center" style:justify-single-word="false"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2pt" fo:language="en" fo:country="US" style:font-size-asian="2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" style:family="paragraph" style:parent-style-name="Standard">
      <style:paragraph-properties fo:line-height="115%" fo:text-align="center" style:justify-single-word="false" fo:keep-together="always" fo:hyphenation-ladder-count="no-limit" fo:hyphenation-keep="page" loext:hyphenation-keep-type="always" loext:hyphenation-keep-line="false"/>
      <style:text-properties ns42:paragraph-rsid="012ddbf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7.5in" style:type="right" style:leader-style="solid" style:leader-text="_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4pt" fo:language="en" fo:country="US" style:font-size-asian="4pt" style:font-name-complex="Times New Roman1" style:font-size-complex="4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fo:language="en" fo:country="US" ns42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8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style:font-name="Libre Franklin Thin" fo:font-size="8pt" fo:language="en" fo:country="US" ns42:paragraph-rsid="00f53e70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9" style:family="paragraph" style:parent-style-name="Standard">
      <style:paragraph-properties fo:margin-left="1in" fo:margin-right="0.0626in" fo:line-height="115%" fo:text-align="start" style:justify-single-word="false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ns42:paragraph-rsid="00f53e7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0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ns42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ns42:paragraph-rsid="00d3d84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ns42:paragraph-rsid="00f60f6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style:font-name="Libre Franklin Thin" fo:font-size="8pt" fo:language="en" fo:country="US" ns42:paragraph-rsid="00f7b2c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fo:font-weight="normal" ns42:rsid="00f60f67" ns42:paragraph-rsid="00f60f67" style:font-size-asian="8pt" style:font-weight-asian="normal" style:font-name-complex="Times New Roman1" style:font-size-complex="8pt" style:font-weight-complex="normal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ns42:rsid="00d5ef83" ns42:paragraph-rsid="00f7b2c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style:font-name="Libre Franklin Thin" fo:font-size="11pt" fo:language="en" fo:country="US" ns42:rsid="00c644f2" ns42:paragraph-rsid="00d3d847" style:font-size-asian="9.60000038146973pt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7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0f8dbb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8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2pt" fo:language="en" fo:country="US" style:font-size-asian="1.75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9" style:family="paragraph" style:parent-style-name="Standard">
      <loext:graphic-properties draw:fill="none"/>
      <style:paragraph-properties fo:margin-left="1.3118in" fo:margin-right="0in" fo:margin-top="0in" fo:margin-bottom="0.0201in" style:contextual-spacing="false" fo:line-height="115%" fo:text-align="justify" style:justify-single-word="false" fo:orphans="2" fo:widows="2" fo:hyphenation-ladder-count="no-limit" fo:hyphenation-keep="page" loext:hyphenation-keep-type="always" loext:hyphenation-keep-line="false" fo:text-indent="-1.3118in" style:auto-text-indent="false" fo:background-color="transparent" style:writing-mode="lr-tb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23928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f998ae" ns42:paragraph-rsid="00f998ae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style:font-name="Libre Franklin Thin" fo:font-size="8pt" fo:language="en" fo:country="US" ns42:paragraph-rsid="018e11e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2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ns42:rsid="00a0ffeb" ns42:paragraph-rsid="00a0ffeb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3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ns42:paragraph-rsid="00f8dbb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4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color="#000000" loext:opacity="100%" ns42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acff7f" ns42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acff7f" ns42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fd3e42" ns42:paragraph-rsid="0194f874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8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fd3e42" ns42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9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fef1ef" ns42:paragraph-rsid="00fef1e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acff7f" ns42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1" style:family="paragraph" style:parent-style-name="List_20_Paragraph" style:list-style-name="WWNum1">
      <style:paragraph-properties fo:margin-left="0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0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M Mono Prop 10" fo:font-size="8pt" fo:language="en" fo:country="US" ns42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3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4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 fo:break-before="auto" fo:break-aft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098db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b2389" ns42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b2389" ns42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10b2389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cb682" ns42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cb682" ns42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paragraph-rsid="012a796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be8bfb" ns42:paragraph-rsid="00be8bf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cbc92" ns42:paragraph-rsid="010cbc9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paragraph-rsid="01b2dee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5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6" style:family="paragraph" style:parent-style-name="Standard">
      <style:paragraph-properties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>
        <style:tab-stops>
          <style:tab-stop style:position="0.064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08f5402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142f64" ns42:paragraph-rsid="01b2dee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8" style:family="paragraph" style:parent-style-name="Standard">
      <style:paragraph-properties fo:margin-left="0in" fo:margin-right="0.0626in" fo:text-align="justify" style:justify-single-word="false" fo:keep-together="always" fo:hyphenation-ladder-count="no-limit" fo:hyphenation-keep="page" loext:hyphenation-keep-type="always" loext:hyphenation-keep-line="false" fo:text-indent="0in" style:auto-text-indent="false">
        <style:tab-stops>
          <style:tab-stop style:position="0.1252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9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0cba57b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bf115c" ns42:paragraph-rsid="00bf11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bf115c" ns42:paragraph-rsid="00cba57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2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3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15883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4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c1a99f" ns42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c1a99f" ns42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6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c1a99f" ns42:paragraph-rsid="0117a6e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7" style:family="paragraph" style:parent-style-name="Standard" style:master-page-name="">
      <style:paragraph-properties fo:hyphenation-ladder-count="no-limit" fo:hyphenation-keep="page" loext:hyphenation-keep-type="always" loext:hyphenation-keep-line="false" style:page-number="auto" fo:break-before="auto" fo:break-after="auto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18361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c326c7" ns42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0" style:family="paragraph" style:parent-style-name="Standard" style:list-style-name="WWNum1">
      <style:paragraph-properties fo:margin-left="1.1252in" fo:margin-right="0.0626in" fo:line-height="115%" fo:keep-together="always" fo:hyphenation-ladder-count="no-limit" fo:hyphenation-keep="page" loext:hyphenation-keep-type="always" loext:hyphenation-keep-line="false" fo:text-indent="-0.1252in" style:auto-text-indent="false">
        <style:tab-stops>
          <style:tab-stop style:position="1.128in"/>
          <style:tab-stop style:position="1.2516in"/>
        </style:tab-stops>
      </style:paragraph-properties>
      <style:text-properties fo:color="#000000" loext:opacity="100%" style:font-name="Libre Franklin Thin" fo:font-size="8pt" fo:language="en" fo:country="US" ns42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1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11pt" fo:language="en" fo:country="US" ns42:paragraph-rsid="00921f5d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2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118d518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3" style:family="paragraph" style:parent-style-name="Standard">
      <style:paragraph-properties fo:margin-left="1in" fo:margin-right="0.0626in" fo:margin-top="0in" fo:margin-bottom="0.0201in" style:contextual-spacing="false" fo:line-height="115%" fo:keep-together="always" fo:hyphenation-ladder-count="no-limit" fo:hyphenation-keep="page" loext:hyphenation-keep-type="always" loext:hyphenation-keep-line="false" fo:text-indent="-1in" style:auto-text-indent="false">
        <style:tab-stops>
          <style:tab-stop style:position="0.0598in"/>
        </style:tab-stops>
      </style:paragraph-properties>
      <style:text-properties fo:color="#000000" loext:opacity="100%" ns42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4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ns42:paragraph-rsid="0090ca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5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ns42:rsid="002b2e10" ns42:paragraph-rsid="00af03b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7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ns42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8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ns42:paragraph-rsid="011bc9c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9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ns42:rsid="002b2e10" ns42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0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6pt" fo:language="en" fo:country="US" ns42:rsid="002b2e10" ns42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1" style:family="paragraph" style:parent-style-name="Standard">
      <style:paragraph-properties fo:margin-left="1in" fo:margin-right="0.0626in" fo:line-height="115%" fo:text-align="start" style:justify-single-word="false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ns42:rsid="002b2e10" ns42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2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3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</style:tab-stops>
      </style:paragraph-properties>
      <style:text-properties fo:color="#000000" loext:opacity="100%" ns42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4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</style:tab-stops>
      </style:paragraph-properties>
      <style:text-properties fo:color="#000000" loext:opacity="100%" style:font-name="Libre Franklin Thin" fo:font-size="8pt" fo:language="en" fo:country="US" ns42:paragraph-rsid="011d635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5" style:family="paragraph" style:parent-style-name="Standard">
      <style:paragraph-properties fo:margin-top="0in" fo:margin-bottom="0.0201in" style:contextual-spacing="false" fo:line-height="115%" fo:text-align="start" style:justify-single-word="false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6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7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fo:language="en" fo:country="US" style:font-size-asian="8pt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T1" style:family="text">
      <style:text-properties ns42:rsid="015c2040"/>
    </style:style>
    <style:style style:name="T2" style:family="text">
      <style:text-properties fo:color="#000000" loext:opacity="100%" style:font-name="Libre Franklin Thin" fo:font-size="7.5pt" fo:language="en" fo:country="US" style:font-size-asian="7.5pt" style:font-name-complex="Times New Roman1" style:font-size-complex="7.5pt"/>
    </style:style>
    <style:style style:name="T3" style:family="text">
      <style:text-properties fo:color="#000000" loext:opacity="100%" style:font-name="Libre Franklin Thin" fo:font-size="7.5pt" fo:language="en" fo:country="US" ns42:rsid="012ddbf4" style:font-size-asian="7.5pt" style:font-name-complex="Times New Roman1" style:font-size-complex="7.5pt"/>
    </style:style>
    <style:style style:name="T4" style:family="text">
      <style:text-properties style:use-window-font-color="true" loext:opacity="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5" style:family="text">
      <style:text-properties fo:color="#000000" loext:opacity="10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6" style:family="text">
      <style:text-properties fo:color="#000000" loext:opacity="100%" style:font-name="Libre Franklin Thin" fo:font-size="7.5pt" fo:language="en" fo:country="US" style:text-underline-style="none" ns42:rsid="012ddbf4" style:font-size-asian="7.5pt" style:font-name-complex="Times New Roman1" style:font-size-complex="7.5pt"/>
    </style:style>
    <style:style style:name="T7" style:family="text">
      <style:text-properties fo:color="#000000" loext:opacity="100%" fo:font-family="Comfortaa" style:font-style-name="Light" style:font-pitch="variable" fo:font-size="10pt" fo:font-weight="bold" ns42:rsid="00f8dbb3" style:font-size-asian="10pt" style:font-weight-asian="bold" style:font-name-complex="Times New Roman1" style:font-size-complex="10pt" style:font-weight-complex="bold"/>
    </style:style>
    <style:style style:name="T8" style:family="text">
      <style:text-properties fo:color="#000000" loext:opacity="100%" style:font-name="LM Mono Prop 10" fo:font-size="9pt" style:font-size-asian="9pt" style:font-name-complex="Times New Roman1" style:font-size-complex="9pt"/>
    </style:style>
    <style:style style:name="T9" style:family="text">
      <style:text-properties fo:color="#000000" loext:opacity="100%" fo:font-family="Comfortaa" style:font-style-name="Light" style:font-pitch="variable" fo:font-size="10pt" fo:language="en" fo:country="US" fo:font-weight="bold" ns42:rsid="00f8dbb3" style:font-size-asian="10pt" style:font-weight-asian="bold" style:font-name-complex="Times New Roman1" style:font-size-complex="10pt" style:font-weight-complex="bold"/>
    </style:style>
    <style:style style:name="T10" style:family="text">
      <style:text-properties style:font-name="LM Mono Prop 10" fo:language="en" fo:country="US"/>
    </style:style>
    <style:style style:name="T11" style:family="text">
      <style:text-properties fo:font-weight="normal" ns42:rsid="00d5ef83" style:font-weight-asian="normal" style:font-weight-complex="normal"/>
    </style:style>
    <style:style style:name="T12" style:family="text">
      <style:text-properties fo:color="#eb0a00" loext:opacity="100%" fo:font-style="normal" style:text-underline-style="solid" style:text-underline-width="auto" style:text-underline-color="font-color" fo:font-weight="normal" ns42:rsid="00d5ef83" style:font-style-asian="normal" style:font-weight-asian="normal" style:font-style-complex="normal" style:font-weight-complex="normal"/>
    </style:style>
    <style:style style:name="T13" style:family="text">
      <style:text-properties fo:font-weight="normal" ns42:rsid="00f60f67" style:font-weight-asian="normal" style:font-weight-complex="normal"/>
    </style:style>
    <style:style style:name="T14" style:family="text">
      <style:text-properties fo:color="#eb0a00" loext:opacity="100%" fo:font-style="normal" style:text-underline-style="solid" style:text-underline-width="auto" style:text-underline-color="font-color" fo:font-weight="normal" ns42:rsid="00f60f67" style:font-style-asian="normal" style:font-weight-asian="normal" style:font-style-complex="normal" style:font-weight-complex="normal"/>
    </style:style>
    <style:style style:name="T15" style:family="text">
      <style:text-properties fo:color="#eb0a00" loext:opacity="100%" fo:font-style="normal" style:text-underline-style="solid" style:text-underline-width="auto" style:text-underline-color="font-color" fo:font-weight="normal" ns42:rsid="01a08f4c" style:font-style-asian="normal" style:font-weight-asian="normal" style:font-style-complex="normal" style:font-weight-complex="normal"/>
    </style:style>
    <style:style style:name="T16" style:family="text">
      <style:text-properties fo:font-weight="normal" ns42:rsid="0187da96" style:font-weight-asian="normal" style:font-weight-complex="normal"/>
    </style:style>
    <style:style style:name="T17" style:family="text">
      <style:text-properties fo:font-weight="normal" ns42:rsid="01b2dee7" style:font-weight-asian="normal" style:font-weight-complex="normal"/>
    </style:style>
    <style:style style:name="T18" style:family="text">
      <style:text-properties ns42:rsid="01a5e585"/>
    </style:style>
    <style:style style:name="T19" style:family="text">
      <style:text-properties ns42:rsid="0187da9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00" loext:opacity="100%" style:font-name="LM Mono Prop 10" fo:font-size="9pt" fo:language="en" fo:country="US" style:font-size-asian="9pt" style:font-name-complex="Times New Roman1" style:font-size-complex="9pt"/>
    </style:style>
    <style:style style:name="T22" style:family="text">
      <style:text-properties fo:color="#000000" loext:opacity="100%" style:font-name="LM Mono Prop 10" fo:font-size="9pt" fo:language="en" fo:country="US" ns42:rsid="009eaa22" style:font-size-asian="9pt" style:font-name-complex="Times New Roman1" style:font-size-complex="9pt"/>
    </style:style>
    <style:style style:name="T23" style:family="text">
      <style:text-properties fo:font-size="8pt" fo:language="en" fo:country="US" style:font-size-asian="8pt" style:font-name-complex="Times New Roman1" style:font-size-complex="8pt"/>
    </style:style>
    <style:style style:name="T24" style:family="text">
      <style:text-properties fo:font-family="Comfortaa" style:font-style-name="Light" style:font-pitch="variable" fo:font-size="10pt" fo:language="en" fo:country="US" style:text-underline-style="none" fo:font-weight="bold" ns42:rsid="00f8dbb3" style:font-size-asian="10pt" style:font-weight-asian="bold" style:font-name-complex="Times New Roman1" style:font-size-complex="10pt" style:font-weight-complex="bold"/>
    </style:style>
    <style:style style:name="T25" style:family="text">
      <style:text-properties style:font-name="Libre Bodoni" fo:font-size="11pt" fo:language="en" fo:country="US" style:text-underline-style="none" fo:font-weight="normal" ns42:rsid="00f8dbb3" style:font-size-asian="11pt" style:font-weight-asian="normal" style:font-name-complex="Times New Roman1" style:font-size-complex="11pt" style:font-weight-complex="normal"/>
    </style:style>
    <style:style style:name="T26" style:family="text">
      <style:text-properties style:font-name="Libre Franklin Thin" fo:font-size="8pt" fo:language="en" fo:country="US" fo:font-weight="normal" ns42:rsid="00aafc34" style:font-size-asian="8pt" style:font-weight-asian="normal" style:font-name-complex="Times New Roman1" style:font-size-complex="8pt" style:font-weight-complex="normal"/>
    </style:style>
    <style:style style:name="T27" style:family="text">
      <style:text-properties style:font-name="Libre Bodoni" fo:font-size="9pt" fo:language="en" fo:country="US" fo:font-weight="bold" style:font-size-asian="9pt" style:font-weight-asian="bold" style:font-name-complex="Times New Roman1" style:font-size-complex="9pt" style:font-weight-complex="bold"/>
    </style:style>
    <style:style style:name="T28" style:family="text">
      <style:text-properties style:font-name="Libre Franklin Thin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29" style:family="text">
      <style:text-properties style:font-name="Libre Franklin Thin" fo:font-size="9pt" fo:language="en" fo:country="US" fo:font-weight="normal" ns42:rsid="00f8dbb3" style:font-size-asian="9pt" style:font-weight-asian="normal" style:font-name-complex="Times New Roman1" style:font-size-complex="9pt" style:font-weight-complex="normal"/>
    </style:style>
    <style:style style:name="T30" style:family="text">
      <style:text-properties style:font-name="Libre Franklin Thin" fo:font-size="8pt" fo:language="en" fo:country="US" ns42:rsid="00aafc34" style:font-size-asian="8pt" style:font-name-complex="Times New Roman1" style:font-size-complex="8pt"/>
    </style:style>
    <style:style style:name="T31" style:family="text">
      <style:text-properties style:font-name="Libre Franklin Thin" fo:font-size="8pt" fo:language="en" fo:country="US" ns42:rsid="010809dc" style:font-size-asian="8pt" style:font-name-complex="Times New Roman1" style:font-size-complex="8pt"/>
    </style:style>
    <style:style style:name="T32" style:family="text">
      <style:text-properties ns42:rsid="01b2dee7"/>
    </style:style>
    <style:style style:name="T33" style:family="text">
      <style:text-properties ns42:rsid="018fe15d"/>
    </style:style>
    <style:style style:name="T34" style:family="text">
      <style:text-properties fo:color="#000000" loext:opacity="100%" style:font-name="Libre Franklin Thin" fo:font-size="8pt" fo:language="en" fo:country="US" style:font-size-asian="8pt" style:font-name-complex="Times New Roman1" style:font-size-complex="8pt"/>
    </style:style>
    <style:style style:name="T35" style:family="text">
      <style:text-properties fo:color="#000000" loext:opacity="100%" fo:font-family="Comfortaa" style:font-style-name="Light" style:font-pitch="variable" fo:font-size="10pt" fo:language="en" fo:country="US" style:text-underline-style="none" fo:font-weight="bold" ns42:rsid="00f8dbb3" style:font-size-asian="10pt" style:font-weight-asian="bold" style:font-name-complex="Times New Roman1" style:font-size-complex="10pt" style:font-weight-complex="bold"/>
    </style:style>
    <style:style style:name="T36" style:family="text">
      <style:text-properties fo:color="#000000" loext:opacity="100%" style:font-name="Libre Bodoni" fo:font-size="11pt" fo:language="en" fo:country="US" style:text-underline-style="none" fo:font-weight="normal" ns42:rsid="00f8dbb3" style:font-size-asian="11pt" style:font-weight-asian="normal" style:font-name-complex="Times New Roman1" style:font-size-complex="11pt" style:font-weight-complex="normal"/>
    </style:style>
    <style:style style:name="T37" style:family="text">
      <style:text-properties fo:color="#000000" loext:opacity="100%" style:font-name="Libre Franklin Thin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38" style:family="text">
      <style:text-properties fo:color="#000000" loext:opacity="100%" style:font-name="Libre Franklin Thin" fo:font-size="8pt" fo:language="en" fo:country="US" fo:font-weight="normal" ns42:rsid="00aafc34" style:font-size-asian="8pt" style:font-weight-asian="normal" style:font-name-complex="Times New Roman1" style:font-size-complex="8pt" style:font-weight-complex="normal"/>
    </style:style>
    <style:style style:name="T39" style:family="text">
      <style:text-properties style:font-name="LM Mono Prop 10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40" style:family="text">
      <style:text-properties style:font-name="Libre Franklin Thin" fo:font-size="9pt" fo:language="en" fo:country="US" fo:font-weight="normal" ns42:rsid="00400e2a" style:font-size-asian="9pt" style:font-weight-asian="normal" style:font-name-complex="Times New Roman1" style:font-size-complex="9pt" style:font-weight-complex="normal"/>
    </style:style>
    <style:style style:name="T41" style:family="text">
      <style:text-properties style:font-name="Libre Franklin Thin" fo:font-size="9pt" fo:language="en" fo:country="US" fo:font-weight="normal" ns42:rsid="00f998ae" style:font-size-asian="9pt" style:font-weight-asian="normal" style:font-name-complex="Times New Roman1" style:font-size-complex="9pt" style:font-weight-complex="normal"/>
    </style:style>
    <style:style style:name="T42" style:family="text">
      <style:text-properties ns42:rsid="00fd3e42"/>
    </style:style>
    <style:style style:name="T43" style:family="text">
      <style:text-properties ns42:rsid="014561ff"/>
    </style:style>
    <style:style style:name="T44" style:family="text">
      <style:text-properties ns42:rsid="00fef1ef"/>
    </style:style>
    <style:style style:name="T45" style:family="text">
      <style:text-properties ns42:rsid="014269a3"/>
    </style:style>
    <style:style style:name="T46" style:family="text">
      <style:text-properties ns42:rsid="01633d57"/>
    </style:style>
    <style:style style:name="T47" style:family="text">
      <style:text-properties ns42:rsid="01809e70"/>
    </style:style>
    <style:style style:name="T48" style:family="text">
      <style:text-properties ns42:rsid="01af1648"/>
    </style:style>
    <style:style style:name="T49" style:family="text">
      <style:text-properties ns42:rsid="00d8b0af"/>
    </style:style>
    <style:style style:name="T50" style:family="text">
      <style:text-properties style:font-name="Libre Franklin Thin" fo:font-size="6.5pt" fo:language="en" fo:country="US" style:font-size-asian="6.5pt" style:font-name-complex="Times New Roman1" style:font-size-complex="6.5pt"/>
    </style:style>
    <style:style style:name="T51" style:family="text">
      <style:text-properties style:font-name="LM Mono Prop 10" fo:font-size="8pt" fo:language="en" fo:country="US" style:font-size-asian="8pt" style:font-name-complex="Times New Roman1" style:font-size-complex="8pt"/>
    </style:style>
    <style:style style:name="T52" style:family="text">
      <style:text-properties fo:font-family="Comfortaa" style:font-style-name="Light" style:font-pitch="variable" fo:font-size="10pt" fo:language="en" fo:country="US" style:text-underline-style="none" fo:font-weight="bold" style:font-size-asian="10pt" style:font-weight-asian="bold" style:font-name-complex="Times New Roman1" style:font-size-complex="10pt" style:font-weight-complex="bold"/>
    </style:style>
    <style:style style:name="T53" style:family="text">
      <style:text-properties fo:font-family="Comfortaa" style:font-style-name="Light" style:font-pitch="variable" fo:font-size="10pt" fo:language="en" fo:country="US" style:text-underline-style="none" fo:font-weight="bold" ns42:rsid="01098db4" style:font-size-asian="10pt" style:font-weight-asian="bold" style:font-name-complex="Times New Roman1" style:font-size-complex="10pt" style:font-weight-complex="bold"/>
    </style:style>
    <style:style style:name="T54" style:family="text">
      <style:text-properties fo:font-family="Comfortaa" style:font-style-name="Light" style:font-pitch="variable" fo:font-size="10pt" fo:language="en" fo:country="US" style:text-underline-style="none" fo:font-weight="bold" ns42:rsid="00ac3ba8" style:font-size-asian="10pt" style:font-weight-asian="bold" style:font-name-complex="Times New Roman1" style:font-size-complex="10pt" style:font-weight-complex="bold"/>
    </style:style>
    <style:style style:name="T55" style:family="text">
      <style:text-properties fo:font-family="Comfortaa" style:font-style-name="Light" style:font-pitch="variable" fo:font-size="10pt" fo:language="en" fo:country="US" style:text-underline-style="none" fo:font-weight="bold" ns42:rsid="01499db1" style:font-size-asian="10pt" style:font-weight-asian="bold" style:font-name-complex="Times New Roman1" style:font-size-complex="10pt" style:font-weight-complex="bold"/>
    </style:style>
    <style:style style:name="T56" style:family="text">
      <style:text-properties fo:font-family="'Avenir LT 55 Roman'" style:font-pitch="variable" fo:font-size="11pt" fo:language="en" fo:country="US" style:text-underline-style="none" fo:font-weight="normal" ns42:rsid="00f8dbb3" style:font-size-asian="11pt" style:font-weight-asian="normal" style:font-name-complex="Times New Roman1" style:font-size-complex="11pt" style:font-weight-complex="normal"/>
    </style:style>
    <style:style style:name="T57" style:family="text">
      <style:text-properties style:font-name="Libre Franklin Thin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58" style:family="text">
      <style:text-properties style:font-name="LM Mono Prop 10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59" style:family="text">
      <style:text-properties ns42:rsid="0161e86b"/>
    </style:style>
    <style:style style:name="T60" style:family="text">
      <style:text-properties ns42:rsid="01200799"/>
    </style:style>
    <style:style style:name="T61" style:family="text">
      <style:text-properties ns42:rsid="010b2389"/>
    </style:style>
    <style:style style:name="T62" style:family="text">
      <style:text-properties ns42:rsid="012d7574"/>
    </style:style>
    <style:style style:name="T63" style:family="text">
      <style:text-properties style:font-name="Libre Franklin Thin" fo:font-size="7pt" fo:font-weight="bold" style:font-size-asian="7pt" style:font-weight-asian="bold" style:font-name-complex="Times New Roman1" style:font-size-complex="7pt" style:font-weight-complex="bold"/>
    </style:style>
    <style:style style:name="T64" style:family="text">
      <style:text-properties fo:font-family="Comfortaa" style:font-style-name="Light" style:font-pitch="variable" fo:font-size="10pt" style:text-underline-style="none" fo:font-weight="bold" style:font-size-asian="10pt" style:font-weight-asian="bold" style:font-name-complex="Times New Roman1" style:font-size-complex="10pt" style:font-weight-complex="bold"/>
    </style:style>
    <style:style style:name="T65" style:family="text">
      <style:text-properties style:font-name="Libre Bodoni" fo:font-size="11pt" style:text-underline-style="none" fo:font-weight="normal" ns42:rsid="00f8dbb3" style:font-size-asian="11pt" style:font-weight-asian="normal" style:font-name-complex="Times New Roman1" style:font-size-complex="11pt" style:font-weight-complex="normal"/>
    </style:style>
    <style:style style:name="T66" style:family="text">
      <style:text-properties style:font-name="Libre Franklin Thin" fo:font-size="8pt" style:font-size-asian="8pt" style:font-name-complex="Times New Roman1" style:font-size-complex="8pt"/>
    </style:style>
    <style:style style:name="T67" style:family="text">
      <style:text-properties style:font-name="Libre Franklin Thin" fo:font-size="8pt" ns42:rsid="00aafc34" style:font-size-asian="8pt" style:font-name-complex="Times New Roman1" style:font-size-complex="8pt"/>
    </style:style>
    <style:style style:name="T68" style:family="text">
      <style:text-properties style:font-name="Libre Franklin Thin" fo:font-size="9pt" fo:language="en" fo:country="US" fo:font-weight="normal" ns42:rsid="00d22fa0" style:font-size-asian="9pt" style:font-weight-asian="normal" style:font-name-complex="Times New Roman1" style:font-size-complex="9pt" style:font-weight-complex="normal"/>
    </style:style>
    <style:style style:name="T69" style:family="text">
      <style:text-properties ns42:rsid="012a7963"/>
    </style:style>
    <style:style style:name="T70" style:family="text">
      <style:text-properties ns42:rsid="014b2914"/>
    </style:style>
    <style:style style:name="T71" style:family="text">
      <style:text-properties ns42:rsid="012ddbf4"/>
    </style:style>
    <style:style style:name="T72" style:family="text">
      <style:text-properties ns42:rsid="010cbc92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Libre Franklin Thin" fo:font-size="8pt" fo:language="en" fo:country="US" ns42:rsid="011303c6" style:font-size-asian="8pt" style:font-name-complex="Times New Roman1" style:font-size-complex="8pt"/>
    </style:style>
    <style:style style:name="T76" style:family="text">
      <style:text-properties style:font-name="Libre Franklin Thin" fo:font-size="6.5pt" fo:font-weight="normal" style:font-size-asian="6.5pt" style:font-weight-asian="normal" style:font-name-complex="Times New Roman1" style:font-size-complex="6.5pt" style:font-weight-complex="normal"/>
    </style:style>
    <style:style style:name="T77" style:family="text">
      <style:text-properties style:font-name="LM Mono Prop 10" fo:font-size="9pt" fo:font-weight="normal" style:font-size-asian="9pt" style:font-weight-asian="normal" style:font-name-complex="Times New Roman1" style:font-size-complex="9pt" style:font-weight-complex="normal"/>
    </style:style>
    <style:style style:name="T78" style:family="text">
      <style:text-properties style:font-name="Libre Franklin Thin" fo:font-size="8pt" fo:font-weight="normal" style:font-size-asian="8pt" style:font-weight-asian="normal" style:font-name-complex="Times New Roman1" style:font-size-complex="8pt" style:font-weight-complex="normal"/>
    </style:style>
    <style:style style:name="T79" style:family="text">
      <style:text-properties style:font-name="Libre Franklin Thin" fo:font-size="8pt" fo:font-weight="normal" ns42:rsid="00ba4ca7" style:font-size-asian="8pt" style:font-weight-asian="normal" style:font-name-complex="Times New Roman1" style:font-size-complex="8pt" style:font-weight-complex="normal"/>
    </style:style>
    <style:style style:name="T80" style:family="text">
      <style:text-properties ns42:rsid="019a230e"/>
    </style:style>
    <style:style style:name="T81" style:family="text">
      <style:text-properties style:font-name="LM Mono Prop 10" fo:font-size="9pt" style:font-size-asian="9pt" style:font-name-complex="Times New Roman1" style:font-size-complex="9pt"/>
    </style:style>
    <style:style style:name="T82" style:family="text">
      <style:text-properties ns42:rsid="01142f64"/>
    </style:style>
    <style:style style:name="T83" style:family="text">
      <style:text-properties ns42:rsid="00e5305c"/>
    </style:style>
    <style:style style:name="T84" style:family="text">
      <style:text-properties ns42:rsid="00c9d471"/>
    </style:style>
    <style:style style:name="T85" style:family="text">
      <style:text-properties fo:font-family="Comfortaa" style:font-style-name="Light" style:font-pitch="variable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86" style:family="text">
      <style:text-properties fo:font-family="'Avenir LT 55 Roman'" style:font-pitch="variable" fo:font-size="11pt" fo:language="en" fo:country="US" fo:font-weight="bold" style:font-size-asian="11pt" style:font-weight-asian="bold" style:font-name-complex="Times New Roman1" style:font-size-complex="11pt" style:font-weight-complex="bold"/>
    </style:style>
    <style:style style:name="T87" style:family="text">
      <style:text-properties style:font-name="Libre Franklin Thin" fo:font-size="8pt" fo:language="en" fo:country="US" fo:font-weight="normal" ns42:rsid="00af03b0" style:font-size-asian="8pt" style:font-weight-asian="normal" style:font-name-complex="Times New Roman1" style:font-size-complex="8pt" style:font-weight-complex="normal"/>
    </style:style>
    <style:style style:name="T88" style:family="text">
      <style:text-properties style:font-name="Libre Franklin Thin" fo:font-size="8pt" fo:language="en" fo:country="US" style:font-size-asian="8pt" style:font-name-complex="Times New Roman1" style:font-size-complex="8pt"/>
    </style:style>
    <style:style style:name="T89" style:family="text">
      <style:text-properties style:font-name="LM Mono Prop 10" fo:font-size="9pt" fo:language="en" fo:country="US" fo:font-weight="normal" ns42:rsid="011721ca" style:font-size-asian="9pt" style:font-weight-asian="normal" style:font-name-complex="Times New Roman1" style:font-size-complex="9pt" style:font-weight-complex="normal"/>
    </style:style>
    <style:style style:name="T90" style:family="text">
      <style:text-properties ns42:rsid="0117a6e3"/>
    </style:style>
    <style:style style:name="T91" style:family="text">
      <style:text-properties ns42:rsid="01b438f9"/>
    </style:style>
    <style:style style:name="T92" style:family="text">
      <style:text-properties ns42:rsid="012889e7"/>
    </style:style>
    <style:style style:name="T93" style:family="text">
      <style:text-properties style:font-name="LM Mono Prop 10" fo:font-size="9pt" fo:language="en" fo:country="US" fo:font-weight="bold" style:font-size-asian="9pt" style:font-weight-asian="bold" style:font-name-complex="Times New Roman1" style:font-size-complex="9pt" style:font-weight-complex="normal"/>
    </style:style>
    <style:style style:name="T94" style:family="text">
      <style:text-properties style:font-name="Libre Franklin Thin" fo:font-size="9pt" fo:language="en" fo:country="US" fo:font-weight="normal" ns42:rsid="00c326c7" style:font-size-asian="9pt" style:font-weight-asian="normal" style:font-name-complex="Times New Roman1" style:font-size-complex="9pt" style:font-weight-complex="normal"/>
    </style:style>
    <style:style style:name="T95" style:family="text">
      <style:text-properties ns42:rsid="00ebec56"/>
    </style:style>
    <style:style style:name="T96" style:family="text">
      <style:text-properties ns42:rsid="0118d518"/>
    </style:style>
    <style:style style:name="T97" style:family="text">
      <style:text-properties ns42:rsid="01b5b193"/>
    </style:style>
    <style:style style:name="T98" style:family="text">
      <style:text-properties ns42:rsid="019ca7f1"/>
    </style:style>
    <style:style style:name="T99" style:family="text">
      <style:text-properties style:font-name="Libre Franklin Thin" fo:font-size="6.5pt" style:font-size-asian="6.5pt" style:font-name-complex="Times New Roman1" style:font-size-complex="6.5pt"/>
    </style:style>
    <style:style style:name="T100" style:family="text">
      <style:text-properties style:font-name="LM Mono Prop 10" fo:font-size="8pt" style:font-size-asian="8pt" style:font-name-complex="Times New Roman1" style:font-size-complex="8pt"/>
    </style:style>
    <style:style style:name="T101" style:family="text">
      <style:text-properties fo:font-family="Comfortaa" style:font-style-name="Light" style:font-pitch="variable" fo:font-size="10pt" style:text-underline-style="none" fo:font-weight="bold" ns42:rsid="00af03b0" style:font-size-asian="10pt" style:font-weight-asian="bold" style:font-name-complex="Times New Roman1" style:font-size-complex="10pt" style:font-weight-complex="bold"/>
    </style:style>
    <style:style style:name="T102" style:family="text">
      <style:text-properties fo:font-variant="normal" fo:text-transform="none" fo:font-family="Comfortaa" style:font-style-name="Light" style:font-pitch="variable" fo:font-size="10pt" fo:letter-spacing="normal" style:text-underline-style="none" fo:font-weight="bold" ns42:rsid="0118d518" style:font-size-asian="10pt" style:font-weight-asian="bold" style:font-name-complex="Times New Roman1" style:font-size-complex="10pt" style:font-weight-complex="bold"/>
    </style:style>
    <style:style style:name="T103" style:family="text">
      <style:text-properties fo:font-family="Comfortaa" style:font-style-name="Light" style:font-pitch="variable" fo:font-size="10pt" style:text-underline-style="none" fo:font-weight="bold" ns42:rsid="0118d518" style:font-size-asian="10pt" style:font-weight-asian="bold" style:font-name-complex="Times New Roman1" style:font-size-complex="10pt" style:font-weight-complex="bold"/>
    </style:style>
    <style:style style:name="T104" style:family="text">
      <style:text-properties fo:font-family="Comfortaa" style:font-style-name="Light" style:font-pitch="variable" fo:font-size="10pt" style:text-underline-style="none" fo:font-weight="normal" ns42:rsid="00f8dbb3" style:font-size-asian="10pt" style:font-weight-asian="normal" style:font-name-complex="Times New Roman1" style:font-size-complex="10pt" style:font-weight-complex="normal"/>
    </style:style>
    <style:style style:name="T105" style:family="text">
      <style:text-properties ns42:rsid="00c5171b"/>
    </style:style>
    <style:style style:name="T106" style:family="text">
      <style:text-properties fo:font-size="7.80000019073486pt" fo:font-style="italic" style:font-size-asian="7.80000019073486pt" style:font-style-asian="italic" style:font-size-complex="7.80000019073486pt" style:font-style-complex="italic"/>
    </style:style>
    <style:style style:name="T107" style:family="text">
      <style:text-properties style:font-name="LM Mono Prop 10" fo:font-size="9pt" fo:language="en" fo:country="US" style:font-size-asian="9pt" style:font-name-complex="Times New Roman1" style:font-size-complex="9pt"/>
    </style:style>
    <style:style style:name="T108" style:family="text">
      <style:text-properties style:font-name="Libre Franklin Thin" fo:font-size="8pt" fo:language="en" fo:country="US" ns42:rsid="002b2e10" style:font-size-asian="8pt" style:font-name-complex="Times New Roman1" style:font-size-complex="8pt"/>
    </style:style>
    <style:style style:name="T109" style:family="text">
      <style:text-properties fo:font-family="Comfortaa" style:font-style-name="Light" style:font-pitch="variable" fo:font-size="10pt" fo:font-weight="bold" style:font-size-asian="10pt" style:font-weight-asian="bold" style:font-name-complex="Times New Roman1" style:font-size-complex="10pt" style:font-weight-complex="bold"/>
    </style:style>
    <style:style style:name="T110" style:family="text">
      <style:text-properties style:font-name="Libre Franklin Thin" fo:font-size="8pt" fo:font-weight="normal" ns42:rsid="00aafc34" style:font-size-asian="8pt" style:font-weight-asian="normal" style:font-name-complex="Times New Roman1" style:font-size-complex="8pt" style:font-weight-complex="normal"/>
    </style:style>
    <style:style style:name="T111" style:family="text">
      <style:text-properties style:font-name="Libre Franklin Thin" fo:font-size="8pt" fo:language="en" fo:country="US" ns42:rsid="011d635d" style:font-size-asian="8pt" style:font-name-complex="Times New Roman1" style:font-size-complex="8pt"/>
    </style:style>
    <style:style style:name="T112" style:family="text">
      <style:text-properties ns42:rsid="003a0b17"/>
    </style:style>
    <style:style style:name="T113" style:family="text">
      <style:text-properties ns42:rsid="011d635d"/>
    </style:style>
    <style:style style:name="T114" style:family="text">
      <style:text-properties ns42:rsid="00c7cfbc"/>
    </style:style>
    <style:style style:name="T115" style:family="text">
      <style:text-properties fo:font-family="Comfortaa" style:font-style-name="Light" style:font-pitch="variable" fo:font-size="10pt" fo:font-weight="bold" ns42:rsid="00560e65" style:font-size-asian="10pt" style:font-weight-asian="bold" style:font-name-complex="Times New Roman1" style:font-size-complex="10pt" style:font-weight-complex="bold"/>
    </style:style>
    <style:style style:name="T116" style:family="text">
      <style:text-properties style:font-name="Libre Franklin Thin" fo:font-size="8pt" fo:font-weight="normal" ns42:rsid="00448490" style:font-size-asian="8pt" style:font-weight-asian="normal" style:font-name-complex="Times New Roman1" style:font-size-complex="8pt" style:font-weight-complex="normal"/>
    </style:style>
    <style:style style:name="T117" style:family="text">
      <style:text-properties style:font-name-complex="Times New Roman1"/>
    </style:style>
    <style:style style:name="T118" style:family="text">
      <style:text-properties fo:font-weight="normal" style:font-weight-asian="normal" style:font-name-complex="Times New Roman1" style:font-weight-complex="normal"/>
    </style:style>
    <style:style style:name="T119" style:family="text">
      <style:text-properties fo:font-weight="normal" ns42:rsid="003a0b17" style:font-weight-asian="normal" style:font-name-complex="Times New Roman1" style:font-weight-complex="normal"/>
    </style:style>
    <style:style style:name="T120" style:family="text">
      <style:text-properties fo:font-weight="normal" ns42:rsid="011d635d" style:font-weight-asian="normal" style:font-name-complex="Times New Roman1" style:font-weight-complex="normal"/>
    </style:style>
    <style:style style:name="T121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bert </text:span>Duane Edmonds</text:p>
      <text:p text:style-name="P2"/>
      <text:p text:style-name="P3"/>
      <text:p text:style-name="P4"><text:span text:style-name="T2">Oakland, </text:span><text:span text:style-name="T3">CA <text:s/>| <text:s/></text:span><text:span text:style-name="T2">510-393-4416 <text:s/></text:span><text:span text:style-name="T3">| <text:s/></text:span><text:a xlink:type="simple" xlink:href="mailto:duane.edmonds@gmail.com" text:style-name="Internet_20_link" text:visited-style-name="Visited_20_Internet_20_Link"><text:span text:style-name="Internet_20_link"><text:span text:style-name="T4">duane.edmonds@gmail.com</text:span></text:span></text:a><text:span text:style-name="Internet_20_link"><text:span text:style-name="T5"> <text:s/></text:span></text:span><text:span text:style-name="Internet_20_link"><text:span text:style-name="T6">|</text:span></text:span><text:span text:style-name="T2"><text:tab/> </text:span><text:a xlink:type="simple" xlink:href="http://dedmonds.co/" text:style-name="Internet_20_link" text:visited-style-name="Visited_20_Internet_20_Link"><text:span text:style-name="Internet_20_link"><text:span text:style-name="T4">dedmonds.co</text:span></text:span></text:a><text:span text:style-name="Internet_20_link"><text:span text:style-name="T5"> <text:s/></text:span></text:span><text:span text:style-name="Internet_20_link"><text:span text:style-name="T6">| <text:s/></text:span></text:span><text:a xlink:type="simple" xlink:href="https://github.com/usefulmove/" text:style-name="Internet_20_link" text:visited-style-name="Visited_20_Internet_20_Link"><text:span text:style-name="Internet_20_link"><text:span text:style-name="T5">github.com/usefulmove</text:span></text:span></text:a></text:p>
      <text:p text:style-name="P5"><text:tab/></text:p>
      <text:p text:style-name="P6"/>
      <text:p text:style-name="P7"><text:span text:style-name="T7">Summary</text:span><text:span text:style-name="T8"><text:tab/></text:span></text:p>
      <text:p text:style-name="P8"><text:tab/>Systems architect and engineering leader building the emacs of agent orchestrators. Author of enso, an open-source agent harness that gives LLM agents the structure to constrain, verify, and extend themselves — turning agents from single-session tools into compounding, self-improving collaborators.</text:p>
      <text:p text:style-name="P9"/>
      <text:p text:style-name="P10"><text:span text:style-name="T9">Highlights</text:span><text:span text:style-name="T10"><text:tab/></text:span></text:p>
      <text:list text:style-name="WWNum1">
        <text:list-item>
          <text:p text:style-name="P11"><text:span text:style-name="T11">Owned 0-to-1 product launch of the </text:span><text:span text:style-name="T12">EksoNR</text:span><text:span text:style-name="T11"> — from NSF-funded proof-of-concept through global launch of the first FDA-cleared robotic exoskeleton, achieving </text:span><text:span text:style-name="T12">112+ million rehabilitation steps</text:span><text:span text:style-name="T11"> across </text:span><text:span text:style-name="T12">30+ countries</text:span><text:span text:style-name="T11">.</text:span></text:p>
        </text:list-item>
        <text:list-item>
          <text:p text:style-name="P12"><text:span text:style-name="T13">Architected real-time cloud data systems at SummerBio, processing </text:span><text:span text:style-name="Emphasis"><text:span text:style-name="T14">128,000 </text:span></text:span><text:span text:style-name="Emphasis"><text:span text:style-name="T15">t</text:span></text:span><text:span text:style-name="Emphasis"><text:span text:style-name="T14">ests/day</text:span></text:span><text:span text:style-name="T13"> with an industry-leading </text:span><text:span text:style-name="Emphasis"><text:span text:style-name="T14">11-hour average turnaround</text:span></text:span><text:span text:style-name="T13"> — unifying automation </text:span><text:span text:style-name="T16">engineering</text:span><text:span text:style-name="T13">, </text:span><text:span text:style-name="T16">custom </text:span><text:span text:style-name="T13">data pipelines, and real-time dashboards </text:span><text:span text:style-name="T16">on</text:span><text:span text:style-name="T13"> a 24/7 </text:span><text:span text:style-name="T17">data</text:span><text:span text:style-name="T13"> platform.</text:span></text:p>
        </text:list-item>
        <text:list-item>
          <text:p text:style-name="P12">Built a data pipeline from Salesforce LIMS to a Snowflake data warehouse, improving analytical performance and significantly reducing the load on the mission-critical transactional system — enabling real-time, data-informed decision-making at scale.</text:p>
        </text:list-item>
        <text:list-item>
          <text:p text:style-name="P13">Built enso — the emacs of agent orchestrators. Software that builds software. An open-source agent harness implementing agentic discovery, deterministic file-based retrieval (a lightweight alternative to vector databases), and the Six Operations context management model. Agents extend their own capabilities and participate in the construction of their own operational context.</text:p>
        </text:list-item>
        <text:list-item>
          <text:p text:style-name="P14">Designed and shipped <text:span text:style-name="T18">user</text:span>-facing React interfaces for complex, real-time interactive applications — focused on <text:span text:style-name="T19">reducing cognitive load</text:span> and <text:span text:style-name="T19">enhancing </text:span>operator <text:span text:style-name="T19">confidence</text:span>.</text:p>
        </text:list-item>
        <text:list-item>
          <text:p text:style-name="P15"><text:span text:style-name="T20">Scaled engineering organizations</text:span> from early-stage startup through global launch while building data-informed, high-ownership engineering cultures.</text:p>
        </text:list-item>
      </text:list>
      <text:p text:style-name="P16"/>
      <text:p text:style-name="P10"><text:span text:style-name="T9">Experience</text:span><text:span text:style-name="T21"><text:tab/></text:span><text:span text:style-name="T22"><text:tab/></text:span></text:p>
      <text:p text:style-name="P17"><text:span text:style-name="T23"><text:tab/><text:tab/></text:span><text:span text:style-name="T24">Consultant</text:span><text:span text:style-name="T25"> – </text:span><text:span text:style-name="T26">Oakland, CA</text:span></text:p>
      <text:p text:style-name="P18"/>
      <text:p text:style-name="P19"><text:span text:style-name="T27"><text:tab/><text:tab/></text:span><text:span text:style-name="T28">Independent Engineering and Leadership Consultant <text:s/></text:span><text:span text:style-name="T29">| <text:s/></text:span><text:span text:style-name="T30">Oct 2022 – </text:span><text:span text:style-name="T31">P</text:span><text:span text:style-name="T30">resent</text:span></text:p>
      <text:list text:continue-numbering="true" text:style-name="WWNum1">
        <text:list-item>
          <text:p text:style-name="P20">Deliver<text:span text:style-name="T32">ed</text:span> short-term engineering projects and provide<text:span text:style-name="T32">d</text:span> leadership consulting in automation and robotics.</text:p>
        </text:list-item>
        <text:list-item>
          <text:p text:style-name="P20">Design<text:span text:style-name="T32">ed</text:span> and ship<text:span text:style-name="T32">ped</text:span> React-based interfaces for a complex real-time robotics application — focused on clarity, low cognitive load, and operator confidence.</text:p>
        </text:list-item>
        <text:list-item>
          <text:p text:style-name="P20">Perform<text:span text:style-name="T32">ed</text:span> data analytics using SQL, DuckDB, and Python (Polars) to develop operations and business insights.</text:p>
        </text:list-item>
        <text:list-item>
          <text:p text:style-name="P21">Designed and built enso (https://github.com/usefulmove/enso), an agent harness for reliable, persistent AI collaboration — implementing agentic discovery, deterministic file-based retrieval, the Six Operations context management model, and a self-extension philosophy: agents author their own tools and compound capabilities over time, turning each session’s work into permanent infrastructure.</text:p>
        </text:list-item>
        <text:list-item>
          <text:p text:style-name="P20">Develop<text:span text:style-name="T32">ed</text:span> fine-tuned, deep learning classification models to improve accuracy and robustness on a real-time industrial computer vision robotic cherry-pit detection and removal <text:span text:style-name="T33">automation system</text:span>.</text:p>
        </text:list-item>
        <text:list-item>
          <text:p text:style-name="P20">Provide mentorship and informal coaching for engineers navigating leadership transitions and professional growth.</text:p>
        </text:list-item>
      </text:list>
      <text:p text:style-name="P22"/>
      <text:p text:style-name="P23"><text:span text:style-name="T34"><text:tab/><text:tab/></text:span><text:span text:style-name="T35">SummerBio</text:span><text:span text:style-name="T36"> – </text:span><text:span text:style-name="T37">Menlo Park, </text:span><text:span text:style-name="T38">CA</text:span></text:p>
      <text:p text:style-name="P18"/>
      <text:p text:style-name="P24"><text:span text:style-name="T39"><text:tab/><text:tab/></text:span><text:span text:style-name="T28">Vice President </text:span><text:span text:style-name="T40">of</text:span><text:span text:style-name="T28"> Engineering <text:s/></text:span><text:span text:style-name="T41">| <text:s/></text:span><text:span text:style-name="T30">Jan 2022 – Aug 2022</text:span></text:p>
      <text:list text:continue-numbering="true" text:style-name="WWNum1">
        <text:list-item>
          <text:p text:style-name="P25">Directed <text:span text:style-name="T42">engineering across</text:span> <text:span text:style-name="T43">lab </text:span>automation, cloud computing, <text:span text:style-name="T42">data systems</text:span>, and program management <text:span text:style-name="T42">for a 24/7, CLIA-certified diagnostic testing lab performing over 20 million PCR tests with industry-leading speed and reliability.</text:span></text:p>
        </text:list-item>
        <text:list-item>
          <text:p text:style-name="P26">Owned data reliability and integrity across lab data systems and automation.</text:p>
        </text:list-item>
        <text:list-item>
          <text:p text:style-name="P27">Unified automation systems, the lab<text:span text:style-name="T32">oratory</text:span> information management system <text:span text:style-name="T32">(LIMS)</text:span>, and data architecture from sample capture to results reporting, enabling traceability and cross-functional visibility through real-time Tableau dashboards.</text:p>
        </text:list-item>
        <text:list-item>
          <text:p text:style-name="P28">Leveraged system data to pinpoint bottlenecks and optimize throughput, achieving a record 128,000 tests per day <text:span text:style-name="T44">at an </text:span><text:span text:style-name="T45">industry-low </text:span><text:span text:style-name="T44">average of $13 per test </text:span><text:span text:style-name="T45">(compared with market norm of $38-60 per test)</text:span>.</text:p>
        </text:list-item>
        <text:list-item>
          <text:p text:style-name="P28">Built a data pipeline from the Salesforce LIMS database to a Snowflake data warehouse, <text:span text:style-name="T46">improv</text:span><text:span text:style-name="T47">ing</text:span> analytical performance and significantly <text:span text:style-name="T46">reduc</text:span><text:span text:style-name="T47">ing</text:span> the load on the <text:span text:style-name="T47">mission-critical</text:span> transactional system.</text:p>
        </text:list-item>
        <text:list-item>
          <text:p text:style-name="P28">Introduced and validated an algorithm to detect false-positive thermocycler results, addressing a systemic flaw in vendor software to reduce unnecessary retests.</text:p>
        </text:list-item>
        <text:list-item>
          <text:p text:style-name="P28">Constructed a framework for prioritization of process improvements across automation and lab operations, guided by system metrics and data analysis.</text:p>
        </text:list-item>
        <text:list-item>
          <text:p text:style-name="P29"><text:soft-page-break/>Championed a culture of data-informed decision-making, enabling rapid triage, accurate root-cause analysis, and confident cross-functional decisions.</text:p>
        </text:list-item>
        <text:list-item>
          <text:p text:style-name="P30">Standardized engineering and program management practices.</text:p>
          <text:p text:style-name="P31"/>
        </text:list-item>
      </text:list>
      <text:p text:style-name="P24"><text:span text:style-name="T39"><text:tab/><text:tab/></text:span><text:span text:style-name="T28">Director of Automation Engineering <text:s/></text:span><text:span text:style-name="T41">| <text:s/></text:span><text:span text:style-name="T30">Aug 2021 – Jan 2022</text:span></text:p>
      <text:list text:continue-numbering="true" text:style-name="WWNum1">
        <text:list-item>
          <text:p text:style-name="P32"><text:span text:style-name="T48">I</text:span><text:span text:style-name="T49">ncreased </text:span>testing capacity by 30% through assay, process, and automation <text:span text:style-name="T44">optimizations.</text:span></text:p>
        </text:list-item>
        <text:list-item>
          <text:p text:style-name="P32"><text:span text:style-name="T44">Developed</text:span> and <text:span text:style-name="T44">validated a</text:span> variable-ratio sample pooling system, <text:span text:style-name="T44">significantly</text:span> <text:span text:style-name="T44">improving throughput capacity.</text:span></text:p>
        </text:list-item>
      </text:list>
      <text:p text:style-name="P33"/>
      <text:p text:style-name="P34"><text:span text:style-name="T50"><text:tab/></text:span><text:span text:style-name="T51"><text:tab/></text:span><text:span text:style-name="T52">Johnson &amp; Johnson </text:span><text:span text:style-name="T53">(</text:span><text:span text:style-name="T54">Robotics </text:span><text:span text:style-name="T55">and</text:span><text:span text:style-name="T54"> Digital Solutions</text:span><text:span text:style-name="T53">)</text:span><text:span text:style-name="T56"> </text:span><text:span text:style-name="T25">– </text:span><text:span text:style-name="T57">Santa Clara, CA</text:span></text:p>
      <text:p text:style-name="P24"><text:span text:style-name="T58"><text:tab/><text:tab/></text:span><text:span text:style-name="T28">Program Manager, Advanced Development <text:s/></text:span><text:span text:style-name="T41">| <text:s/></text:span><text:span text:style-name="T30">Sep 2020 – Jul 2021</text:span></text:p>
      <text:list text:continue-numbering="true" text:style-name="WWNum1">
        <text:list-item>
          <text:p text:style-name="P35">Led cross-functional system development within the OTTAVA surgical robotics program, integrating <text:span text:style-name="T59">systems </text:span>engineering, <text:span text:style-name="T32">data </text:span>analysis, and clinical insight to accelerate innovation in mi<text:span text:style-name="T60">n</text:span>imally invasive surgery.</text:p>
        </text:list-item>
        <text:list-item>
          <text:p text:style-name="P36">Managed multiple teams <text:span text:style-name="T61">across system architecture, risk management, simulation, and </text:span><text:span text:style-name="T62">data-driven clinical </text:span><text:span text:style-name="T61">procedure </text:span><text:span text:style-name="T62">workspace </text:span><text:span text:style-name="T61">development.</text:span></text:p>
        </text:list-item>
        <text:list-item>
          <text:p text:style-name="P37">Guided the development of system-level requirements, risk assessment, and evaluation, linking design choices to clinical outcomes and program strategy.</text:p>
        </text:list-item>
        <text:list-item>
          <text:p text:style-name="P37">Partnered with technical and program leadership to align engineering objectives with program milestones and business priorities.</text:p>
        </text:list-item>
      </text:list>
      <text:p text:style-name="P33"/>
      <text:p text:style-name="P38"><text:span text:style-name="T63"><text:tab/><text:tab/></text:span><text:span text:style-name="T64">Ekso Bionics</text:span><text:span text:style-name="T65"> – </text:span><text:span text:style-name="T66">Richmond, </text:span><text:span text:style-name="T67">CA</text:span></text:p>
      <text:p text:style-name="P24"><text:span text:style-name="T58"><text:tab/><text:tab/></text:span><text:span text:style-name="T28">Director of R&amp;D and Compliance </text:span><text:span text:style-name="T68">/</text:span><text:span text:style-name="T28"> Director of Medical Products and Systems <text:s/></text:span><text:span text:style-name="T41">| <text:s/></text:span><text:span text:style-name="T30">Mar 2015 – Sep 2019</text:span></text:p>
      <text:list text:continue-numbering="true" text:style-name="WWNum1">
        <text:list-item>
          <text:p text:style-name="P39">Directed medical device development and regulatory compliance for robotic exoskeletons designed to restore mobility and independence for individuals with neurological injury.</text:p>
        </text:list-item>
        <text:list-item>
          <text:p text:style-name="P40">Established company-wide processes for design control, risk management, clinical evaluation, and complaint handling, enabling CE certification and commercial expansion across 30+ countries.</text:p>
        </text:list-item>
        <text:list-item>
          <text:p text:style-name="P41"><text:span text:style-name="T69">Led cross-functional effort to leverage complaint data</text:span><text:span text:style-name="T70">base</text:span><text:span text:style-name="T69"> and risk management and corrective and preventive action (CAPA) processes to identify and prioritize process and design improvements </text:span><text:span text:style-name="T71">to enhance safety and increase device </text:span><text:span text:style-name="T70">effectiveness and</text:span><text:span text:style-name="T71"> reliability</text:span><text:span text:style-name="T69">.</text:span><text:bookmark text:name="OLE_LINK1"/><text:bookmark text:name="OLE_LINK2"/></text:p>
          <text:p text:style-name="P32"/>
        </text:list-item>
      </text:list>
      <text:p text:style-name="P24"><text:span text:style-name="T39"><text:tab/><text:tab/></text:span><text:span text:style-name="T28">Director of Software Engineering <text:s/></text:span><text:span text:style-name="T41">| <text:s/></text:span><text:span text:style-name="T30">Jun 2011 – Mar 2015</text:span></text:p>
      <text:list text:continue-numbering="true" text:style-name="WWNum1">
        <text:list-item>
          <text:p text:style-name="P42"><text:span text:style-name="T72">Built and l</text:span>ed software, controls, and embedded systems teams <text:span text:style-name="T72">responsible for core exoskeleton functionality.</text:span></text:p>
        </text:list-item>
        <text:list-item>
          <text:p text:style-name="P43">Introduced structured development practices (coding standards, reviews, testing, and release management) to improve reliability and traceability.</text:p>
        </text:list-item>
        <text:list-item>
          <text:p text:style-name="P44"><text:span text:style-name="T20">Patent: <text:s/></text:span><text:span text:style-name="T73">US10694948B2</text:span><text:span text:style-name="T20">, “</text:span><text:span text:style-name="T74">Methods of exoskeleton communication and control</text:span>” (2020).</text:p>
        </text:list-item>
      </text:list>
      <text:p text:style-name="P45"/>
      <text:p text:style-name="P24"><text:span text:style-name="T39"><text:tab/><text:tab/></text:span><text:span text:style-name="T28">Program Manager <text:s/></text:span><text:span text:style-name="T41">| <text:s/></text:span><text:span text:style-name="T30">Jul 2009 – </text:span><text:span text:style-name="T75">Jun</text:span><text:span text:style-name="T30"> 201</text:span><text:span text:style-name="T75">1</text:span></text:p>
      <text:p text:style-name="P46"><text:span text:style-name="T76"><text:tab/></text:span><text:span text:style-name="T77"><text:tab/></text:span><text:span text:style-name="T78">EksoNR (</text:span><text:span text:style-name="T79">C</text:span><text:span text:style-name="T78">lass II medical robotic exoskeleton)</text:span></text:p>
      <text:list text:continue-numbering="true" text:style-name="WWNum1">
        <text:list-item>
          <text:p text:style-name="P40">Owned product development end-to-end from NSF-funded proof-of-concept to global commercial launch — the first FDA-cleared robotic exoskeleton for neurological rehabilitation. Made fast decisions under uncertainty across engineering, operations, and clinical constraints.</text:p>
        </text:list-item>
        <text:list-item>
          <text:p text:style-name="P47">Scaled the product globally (<text:span text:style-name="T80">ultimately reaching </text:span>30+ countries) within months of US launch, building the operational and quality foundation to support it.</text:p>
        </text:list-item>
        <text:list-item>
          <text:p text:style-name="P40">Shipped every device with real-time data telemetry built in from day one — enabling global usage analytics, motion-level diagnostics, and rapid root-cause investigation at scale.</text:p>
        </text:list-item>
        <text:list-item>
          <text:p text:style-name="P40">Closed direct feedback loops between clinical users and engineering — translating real-world usage data into rapid design iteration that improved patient outcomes.</text:p>
        </text:list-item>
        <text:list-item>
          <text:p text:style-name="P40">Established early design controls, human subject testing protocols, and patient-centered development processes.</text:p>
        </text:list-item>
        <text:list-item>
          <text:p text:style-name="P40">Guided global quality management system (QMS) implementation, enabling CE certification three months after FDA clearance.</text:p>
        </text:list-item>
      </text:list>
      <text:p text:style-name="P48"/>
      <text:p text:style-name="P49"><text:span text:style-name="T81"><text:tab/><text:tab/></text:span><text:span text:style-name="T78">Human Unified Load Carrier (HULC)</text:span></text:p>
      <text:list text:continue-numbering="true" text:style-name="WWNum1">
        <text:list-item>
          <text:p text:style-name="P50">Directed a $6 <text:span text:style-name="T82">million</text:span> R&amp;D program <text:span text:style-name="T83">funded by Lockheed Martin </text:span>to develop hydraulic exoskeleton prototypes supporting 200-lb <text:span text:style-name="T84">l</text:span>oad carriage at 3 mph for U.S. military field evaluation.</text:p>
        </text:list-item>
        <text:list-item>
          <text:p text:style-name="P51">Coordinated cross-site engineering, procurement, and production <text:span text:style-name="T82">teams</text:span> to deliver prototype builds on schedule <text:span text:style-name="T82">and on budget</text:span>.</text:p>
        </text:list-item>
        <text:list-item>
          <text:p text:style-name="P51">Implemented Earned Value Management (EVM) reporting for transparent tracking of cost and schedule performance.</text:p>
        </text:list-item>
      </text:list>
      <text:p text:style-name="P52"/>
      <text:p text:style-name="P53"><text:span text:style-name="T50"><text:tab/></text:span><text:span text:style-name="T51"><text:tab/></text:span><text:span text:style-name="T85">Agilent Technologies</text:span><text:span text:style-name="T86"> </text:span><text:span text:style-name="T57">(</text:span><text:span text:style-name="T87">formerly Velocity11, </text:span><text:span text:style-name="T57">acquired in 2008)</text:span><text:span text:style-name="T25"> – </text:span><text:span text:style-name="T88">Santa Clara, CA</text:span></text:p>
      <text:p text:style-name="P24"><text:soft-page-break/><text:span text:style-name="T89"><text:tab/><text:tab/></text:span><text:span text:style-name="T28">R&amp;D Hardware and Systems Engineer, Agilent Automation Solutions <text:s/></text:span><text:span text:style-name="T41">| <text:s/></text:span><text:span text:style-name="T30">Oct 2006 – Jul 2009</text:span></text:p>
      <text:list text:continue-numbering="true" text:style-name="WWNum1">
        <text:list-item>
          <text:p text:style-name="P54">Designed <text:span text:style-name="T90">a</text:span><text:span text:style-name="T91">nd developed an innovative</text:span><text:span text:style-name="T90"> </text:span><text:span text:style-name="T92">5</text:span>-axis direct-drive microplate-handling robot (DDR) <text:span text:style-name="T90">used in global life-science automation platforms.</text:span></text:p>
        </text:list-item>
        <text:list-item>
          <text:p text:style-name="P55">Developed embedded <text:span text:style-name="T90">motion control and path planning </text:span>software <text:span text:style-name="T90">with built-in diagnostics and</text:span> exception handling.</text:p>
        </text:list-item>
        <text:list-item>
          <text:p text:style-name="P56">Built <text:span text:style-name="T90">a </text:span>custom unit-testing framework <text:span text:style-name="T90">and diagnostic tool that reduced downtime and improved serviceability.</text:span></text:p>
        </text:list-item>
      </text:list>
      <text:p text:style-name="P52"/>
      <text:p text:style-name="P57"/>
      <text:p text:style-name="P58"><text:span text:style-name="T50"><text:tab/></text:span><text:span text:style-name="T51"><text:tab/></text:span><text:span text:style-name="T52">Berkeley Process Control</text:span><text:span text:style-name="T25"> – </text:span><text:span text:style-name="T88">Richmond, CA</text:span></text:p>
      <text:p text:style-name="P24"><text:span text:style-name="T93"><text:tab/><text:tab/></text:span><text:span text:style-name="T28">Pro</text:span><text:span text:style-name="T94">gram</text:span><text:span text:style-name="T28"> Manager </text:span><text:span text:style-name="T68">/</text:span><text:span text:style-name="T28"> Controls Engineer <text:s/></text:span><text:span text:style-name="T41">| <text:s/></text:span><text:span text:style-name="T30">Sep 1999 – Oct 2006</text:span></text:p>
      <text:list text:continue-numbering="true" text:style-name="WWNum1">
        <text:list-item>
          <text:p text:style-name="P59">Le<text:span text:style-name="T95">d</text:span> robotics <text:span text:style-name="T96">and motion control </text:span>projects for semiconductor automation, from <text:span text:style-name="T96">concept through </text:span>production.</text:p>
        </text:list-item>
        <text:list-item>
          <text:p text:style-name="P59"><text:span text:style-name="T96">Designed and implemented</text:span> <text:span text:style-name="T91">machine control </text:span><text:span text:style-name="T97">and scheduling</text:span><text:span text:style-name="T91"> software </text:span><text:span text:style-name="T97">and</text:span><text:span text:style-name="T91"> </text:span>motion control algorithms for <text:span text:style-name="T96">high-precision</text:span> wafer-handling systems.</text:p>
        </text:list-item>
        <text:list-item>
          <text:p text:style-name="P60">Developed <text:span text:style-name="T98">robust, </text:span><text:span text:style-name="T96">automated</text:span> machine-to-machine calibration (autocalibration) algorithms, <text:span text:style-name="T96">improving throughput and reliability.</text:span></text:p>
        </text:list-item>
      </text:list>
      <text:p text:style-name="P61"/>
      <text:p text:style-name="P62"><text:span text:style-name="T99"><text:tab/></text:span><text:span text:style-name="T100"><text:tab/></text:span><text:span text:style-name="T64">Texas A&amp;M </text:span><text:span text:style-name="T101">University </text:span><text:span text:style-name="T102">(</text:span><text:span text:style-name="T64">Vibration Control and Electromagnetics </text:span><text:span text:style-name="T101">Lab</text:span><text:span text:style-name="T103">)</text:span><text:span text:style-name="T104"> </text:span><text:span text:style-name="T65">– </text:span><text:span text:style-name="T66">College Station, </text:span><text:span text:style-name="T67">TX</text:span></text:p>
      <text:p text:style-name="P63"><text:span text:style-name="T58"><text:tab/><text:tab/></text:span><text:span text:style-name="T28">Undergraduate Research Assistant <text:s/></text:span><text:span text:style-name="T41">| <text:s/></text:span><text:span text:style-name="T30">Nov 1997 – Aug 1998</text:span></text:p>
      <text:p text:style-name="P64"><text:tab/>Advisor: Dr. Alan B. Palazzolo</text:p>
      <text:p text:style-name="P65"><text:tab/><text:span text:style-name="T105">Undergrad</text:span><text:span text:style-name="T96">uate</text:span><text:span text:style-name="T105"> Thesis: “</text:span><text:span text:style-name="T106">Fuzzy Logic Expert System Control of Magnetic Bearings on High-Energy Energy Storage Flywheels.</text:span>”</text:p>
      <text:p text:style-name="P66"/>
      <text:p text:style-name="P67"><text:span text:style-name="T9">Skills</text:span><text:span text:style-name="T21"><text:tab/></text:span></text:p>
      <text:p text:style-name="P68"><text:span text:style-name="T107"><text:tab/></text:span><text:span text:style-name="T108">Leadership &amp; Strategy:</text:span></text:p>
      <text:p text:style-name="P69"><text:tab/>Engineering leadership, organizational scaling, data-informed decision-making, medical device development, QMS, design controls, risk management, regulatory compliance, lab automation, 0-to-1 product development, data systems, Objectives &amp; Key Results (OKRs), program and project management (MS Project, Smartsheet), cross-functional alignment, agile development (Kanban, Scrum), executive communication, coaching and team development.</text:p>
      <text:p text:style-name="P70"/>
      <text:p text:style-name="P69"><text:tab/>Technical &amp; Tools:</text:p>
      <text:p text:style-name="P71"><text:tab/>Systems engineering, robotics, automation, mechatronics, embedded systems (C, C++, Rust, Linux), full-stack development (React, Node.js, JavaScript/TypeScript, Figma, Material UI), LLM context engineering and agentic AI systems, data analysis and visualization (SQL, PostgreSQL, DuckDB, Python, Polars, R), machine learning/deep learning (PyTorch), computer vision (Torchvision), simulation and system modeling, analytics-driven operations improvement.</text:p>
      <text:p text:style-name="P70"/>
      <text:p text:style-name="P69"><text:tab/>Standards &amp; Compliance:</text:p>
      <text:p text:style-name="P71"><text:tab/>21 CFR 820 (QSR), ISO 13485 (QMS), Medical Device Directive 93/42/EEC, IEC 62304 (Software Development), ISO 14971 (Risk Management), IEC 60601-1 (Safety and Essential Performance), HIPAA, MEDDEV 2.7/1 (Clinical Evaluation).</text:p>
      <text:p text:style-name="P66"/>
      <text:p text:style-name="P10"><text:span text:style-name="T9">Education</text:span><text:span text:style-name="T21"><text:tab/></text:span></text:p>
      <text:p text:style-name="P72"><text:span text:style-name="T99"><text:tab/><text:tab/></text:span><text:span text:style-name="T109">University of California</text:span><text:span text:style-name="T65"> – </text:span><text:span text:style-name="T110">Berkeley, CA</text:span></text:p>
      <text:p text:style-name="P73"><text:span text:style-name="T50"><text:tab/></text:span><text:span text:style-name="T51"><text:tab/></text:span><text:span text:style-name="T28">Graduate Studies, Mechanical Engineering </text:span><text:span text:style-name="T25">–</text:span><text:span text:style-name="T28"> Advanced Control Systems <text:s/></text:span><text:span text:style-name="T41">| <text:s/></text:span><text:span text:style-name="T111">1998 </text:span><text:span text:style-name="T30">–</text:span><text:span text:style-name="T111"> 1999</text:span></text:p>
      <text:p text:style-name="P74"><text:tab/><text:tab/><text:span text:style-name="T20">3.78 </text:span><text:span text:style-name="T112">GPA.</text:span> <text:span text:style-name="T113">P</text:span>assed Preliminary Examinations for <text:span text:style-name="T114">PhD </text:span>candidacy.</text:p>
      <text:p text:style-name="P61"/>
      <text:p text:style-name="P75"><text:span text:style-name="T99"><text:tab/></text:span><text:span text:style-name="T100"><text:tab/></text:span><text:span text:style-name="T109">Texas A&amp;M Universit</text:span><text:span text:style-name="T115">y</text:span><text:span text:style-name="T65"> – </text:span><text:span text:style-name="T116">College Station, </text:span><text:span text:style-name="T110">TX</text:span></text:p>
      <text:p text:style-name="P76"><text:span text:style-name="T88"><text:tab/><text:tab/></text:span><text:span text:style-name="T28">Bachelor of Science, Mechanical Engineering </text:span><text:span text:style-name="T25">–</text:span><text:span text:style-name="T28"> Dynamics and Control Systems <text:s/></text:span><text:span text:style-name="T41">| <text:s/></text:span><text:span text:style-name="T111">1993 </text:span><text:span text:style-name="T30">–</text:span><text:span text:style-name="T111"> 1998</text:span></text:p>
      <text:p text:style-name="P77"><text:span text:style-name="T117"><text:tab/><text:tab/></text:span><text:span text:style-name="T118">3.96 </text:span><text:span text:style-name="T119">GP</text:span><text:span text:style-name="T120">A</text:span><text:span text:style-name="T118"> (major). 3.93 </text:span><text:span text:style-name="T119">GP</text:span><text:span text:style-name="T120">A</text:span><text:span text:style-name="T118"> (overall). </text:span><text:span text:style-name="T120">Graduated</text:span><text:span text:style-name="T118"> </text:span><text:span text:style-name="T121">summa cum laude.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table="urn:oasis:names:tc:opendocument:xmlns:tab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ibre Franklin Thin1" svg:font-family="'Libre Franklin Thin'" style:font-adornments="Regular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 style:master-page-name="">
      <style:paragraph-properties fo:margin-left="0.5in" fo:margin-right="0in" fo:margin-top="0in" fo:margin-bottom="0in" style:contextual-spacing="true" fo:line-height="100%" fo:text-indent="0in" style:auto-text-indent="false" style:page-number="auto"/>
      <style:text-properties style:font-name="Libre Franklin Thin1" fo:font-family="'Libre Franklin Thin'" style:font-style-name="Regular" style:font-pitch="variable"/>
    </style:style>
    <style:style style:name="css-g5piaz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title-text" style:family="text" style:parent-style-name="Default_20_Paragraph_20_Font"/>
    <style:style style:name="Internet_20_link" style:display-name="Internet link" style:family="text" style:parent-style-name="Default_20_Paragraph_20_Font">
      <style:text-properties style:use-window-font-color="true" loext:opacity="0%" style:text-underline-style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LM Mono Prop 10'" style:font-style-name="Regular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/>
          <style:tab-stop style:position="6.5in" style:type="right"/>
        </style:tab-stops>
      </style:paragraph-properties>
      <style:text-properties style:font-name="Libre Franklin Thin" fo:font-size="7pt" fo:language="en" fo:country="US" style:font-size-asian="7pt" style:font-size-complex="7pt"/>
    </style:style>
    <style:style style:name="MT1" style:family="text">
      <style:text-properties fo:color="#808080" loext:opacity="100%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editing-cycles>247</meta:editing-cycles>
    <meta:creation-date>2022-04-17T00:33:00</meta:creation-date>
    <dc:date>2025-11-26T22:00:43.156839903</dc:date>
    <meta:editing-duration>PT19H47M44S</meta:editing-duration>
    <meta:print-date>2026-03-06T17:47:33.682655766</meta:print-date>
    <dc:title>Duane Edmonds</dc:title>
    <meta:keyword>resume</meta:keyword>
    <meta:keyword>cv</meta:keyword>
    <dc:subject>resume</dc:subject>
    <meta:document-statistic meta:table-count="0" meta:image-count="0" meta:object-count="0" meta:page-count="3" meta:paragraph-count="93" meta:word-count="1436" meta:character-count="11116" meta:non-whitespace-character-count="9686"/>
    <meta:template xlink:type="simple" xlink:actuate="onRequest" xlink:title="Normal.dotm" xlink:href=""/>
    <meta:generator>ODFPY/1.4.1</meta:generator>
  </office:meta>
</office:document-meta>
</file>